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bottom" draw:auto-grow-height="false" fo:min-height="13.179cm" fo:min-width="17.15cm" fo:padding-top="0.165cm" fo:padding-bottom="0.165cm" fo:padding-left="0.29cm" fo:padding-right="0.29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svg:stroke-width="0.081cm" svg:stroke-color="#9900ff" draw:marker-start-width="0.321cm" draw:marker-end-width="0.321cm" draw:fill-color="#729fcf" draw:textarea-horizontal-align="justify" draw:textarea-vertical-align="middle" draw:auto-grow-height="false" fo:min-height="0.051cm" fo:min-width="0.94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9900ff" draw:marker-start-width="0.321cm" draw:marker-end-width="0.321cm" draw:fill-color="#729fcf" draw:textarea-horizontal-align="justify" draw:textarea-vertical-align="middle" draw:auto-grow-height="false" fo:min-height="0.939cm" fo:min-width="1.55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top" draw:auto-grow-height="false" fo:min-height="10.426cm" fo:min-width="9.02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marker-end="" draw:textarea-vertical-align="middle"/>
    </style:style>
    <style:style style:name="gr13" style:family="graphic" style:parent-style-name="standard">
      <style:graphic-properties svg:stroke-width="0.081cm" svg:stroke-color="#9900ff" draw:marker-start-width="0.321cm" draw:marker-end-width="0.321cm" draw:fill-color="#729fcf" draw:textarea-horizontal-align="justify" draw:textarea-vertical-align="middle" draw:auto-grow-height="false" fo:min-height="0.939cm" fo:min-width="1.34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bottom" draw:auto-grow-height="false" fo:min-height="0.178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 style:list-style-name="L1">
      <style:graphic-properties svg:stroke-width="0.081cm" svg:stroke-color="#9900ff" draw:marker-start-width="0.321cm" draw:marker-end-width="0.321cm" draw:fill-color="#729fcf" draw:textarea-horizontal-align="justify" draw:textarea-vertical-align="middle" draw:auto-grow-height="false" fo:min-height="0.939cm" fo:min-width="1.559cm" fo:padding-top="0.165cm" fo:padding-bottom="0.165cm" fo:padding-left="0.29cm" fo:padding-right="0.29cm"/>
    </style:style>
    <style:style style:name="gr17" style:family="graphic" style:parent-style-name="standard">
      <style:graphic-properties svg:stroke-width="0cm" svg:stroke-color="#729fcf" draw:marker-start-width="0.2cm" draw:marker-end-width="0.2cm" draw:fill="none" draw:textarea-horizontal-align="justify" draw:textarea-vertical-align="middle" draw:auto-grow-height="false" fo:min-height="0.5cm" fo:min-width="1.286cm" fo:padding-top="0.125cm" fo:padding-bottom="0.125cm" fo:padding-left="0.25cm" fo:padding-right="0.25cm"/>
    </style:style>
    <style:style style:name="gr18" style:family="graphic" style:parent-style-name="standard">
      <style:graphic-properties svg:stroke-width="0.035cm" svg:stroke-color="#ffffff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0" style:family="graphic" style:parent-style-name="standard">
      <style:graphic-properties draw:marker-start="Arrow" draw:marker-end="Arrow" draw:textarea-vertical-align="middle"/>
    </style:style>
    <style:style style:name="gr21" style:family="graphic" style:parent-style-name="standard" style:list-style-name="L1">
      <style:graphic-properties svg:stroke-width="0.081cm" svg:stroke-color="#9900ff" draw:marker-start-width="0.321cm" draw:marker-end-width="0.321cm" draw:fill-color="#729fcf" draw:textarea-horizontal-align="justify" draw:textarea-vertical-align="middle" draw:auto-grow-height="false" fo:min-height="0.582cm" fo:min-width="2.214cm" fo:padding-top="0.165cm" fo:padding-bottom="0.165cm" fo:padding-left="0.29cm" fo:padding-right="0.29cm"/>
    </style:style>
    <style:style style:name="gr22" style:family="graphic" style:parent-style-name="standard">
      <style:graphic-properties draw:marker-start="Arrow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112cm" fo:min-width="0cm"/>
    </style:style>
    <style:style style:name="gr2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top" draw:auto-grow-height="false" fo:min-height="1.321cm" fo:min-width="2.66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top" draw:auto-grow-height="false" fo:min-height="0.178cm" fo:min-width="0cm" fo:padding-top="0.165cm" fo:padding-bottom="0.165cm" fo:padding-left="0.29cm" fo:padding-right="0.29cm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/>
    </style:style>
    <style:style style:name="P3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/>
      <style:text-properties fo:color="#ffffff" style:font-name="Liberation Sans" fo:font-size="14pt" fo:font-weight="bold" style:letter-kerning="true" style:font-name-asian="WenQuanYi Zen Hei Sharp" style:font-size-asian="18pt" style:font-weight-asian="bold" style:font-name-complex="Lohit Devanagari" style:font-size-complex="18pt" style:font-weight-complex="bold"/>
    </style:style>
    <style:style style:name="P13" style:family="paragraph">
      <style:paragraph-properties fo:margin-left="0cm" fo:margin-right="0cm" fo:text-align="center" fo:text-indent="0cm"/>
      <style:text-properties fo:color="#ffffff" style:font-name="Liberation Sans" fo:font-size="14pt" fo:font-weight="bold" style:letter-kerning="true" style:font-name-asian="WenQuanYi Zen Hei Sharp" style:font-size-asian="14pt" style:font-weight-asian="bold" style:font-name-complex="Lohit Devanagari" style:font-size-complex="14pt" style:font-weight-complex="bold"/>
    </style:style>
    <style:style style:name="T1" style:family="text">
      <style:text-properties fo:color="#ffffff" fo:font-size="18pt"/>
    </style:style>
    <style:style style:name="T2" style:family="text">
      <style:text-properties fo:color="#ffffff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ffffff" style:font-name="VL Gothic2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8" style:family="text">
      <style:text-properties fo:color="#ffffff" style:font-name="Liberation Sans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9" style:family="text">
      <style:text-properties fo:color="#ffffff" style:text-position="super 58%" style:font-name="Liberation Sans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7.73cm" svg:height="13.509cm" svg:x="7.162cm" svg:y="2.239cm">
          <text:p text:style-name="P1"><text:span text:style-name="T1">pci_als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412cm" svg:y1="7.575cm" svg:x2="11.134cm" svg:y2="8.518cm" draw:start-shape="id1" draw:start-glue-point="1" draw:end-shape="id2" draw:end-glue-point="3" svg:d="M9412 7575h882v943h840" svg:viewBox="0 0 1723 944">
          <text:p/>
        </draw:connector>
        <draw:connector draw:style-name="gr2" draw:text-style-name="P1" draw:layer="layout" draw:line-skew="0.374cm" svg:x1="9.412cm" svg:y1="7.194cm" svg:x2="11.134cm" svg:y2="8.019cm" draw:start-shape="id3" draw:start-glue-point="1" draw:end-shape="id4" draw:end-glue-point="3" svg:d="M9412 7194h1256v825h466" svg:viewBox="0 0 1723 826">
          <text:p/>
        </draw:connector>
        <draw:g>
          <draw:custom-shape draw:style-name="gr3" draw:text-style-name="P3" xml:id="id3" draw:id="id3" draw:layer="layout" svg:width="1.524cm" svg:height="0.381cm" svg:x="7.888cm" svg:y="7.004cm">
            <text:p text:style-name="P3"><text:span text:style-name="T2">P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" draw:id="id1" draw:layer="layout" svg:width="1.524cm" svg:height="0.381cm" svg:x="7.888cm" svg:y="7.385cm">
            <text:p text:style-name="P3"><text:span text:style-name="T2">P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36" draw:id="id36" draw:layer="layout" svg:width="2.139cm" svg:height="1.269cm" svg:x="7.634cm" svg:y="6.75cm">
            <text:p text:style-name="P3"><text:span text:style-name="T2">P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5" draw:layer="layout" svg:width="9.604cm" svg:height="10.756cm" svg:x="11.176cm" svg:y="2.654cm">
          <text:p text:style-name="P4"><text:span text:style-name="T3">IP Compiler for PCI Express</text:span></text:p>
          <text:p text:style-name="P4"><text:span text:style-name="T3">Hard IP Implementation</text:span></text:p>
          <text:list text:style-name="L1">
            <text:list-item>
              <text:p text:style-name="P4"><text:span text:style-name="T4">Version 12.1, build 177</text:span></text:p>
            </text:list-item>
            <text:list-item>
              <text:p text:style-name="P4"><text:span text:style-name="T4">x4</text:span></text:p>
            </text:list-item>
            <text:list-item>
              <text:p text:style-name="P4"><text:span text:style-name="T4">Gen 2 (5.0 Gbps)</text:span></text:p>
            </text:list-item>
            <text:list-item>
              <text:p text:style-name="P4"><text:span text:style-name="T4">refclk = 100 MHz</text:span></text:p>
            </text:list-item>
            <text:list-item>
              <text:p text:style-name="P4"><text:span text:style-name="T4">Native Endpoint</text:span></text:p>
            </text:list-item>
            <text:list-item>
              <text:p text:style-name="P4"><text:span text:style-name="T4">Memory interface = 128-bit Avalon-S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10" draw:id="id10" draw:layer="layout" svg:width="3.03cm" svg:height="1.271cm" svg:x="11.134cm" svg:y="8.881cm">
          <draw:text-box>
            <text:p text:style-name="P4"><text:span text:style-name="T5">refclk</text:span></text:p>
          </draw:text-box>
        </draw:frame>
        <draw:frame draw:style-name="gr6" draw:text-style-name="P6" xml:id="id34" draw:id="id34" draw:layer="layout" svg:width="2.582cm" svg:height="1.271cm" svg:x="11.134cm" svg:y="8.382cm">
          <draw:text-box>
            <text:p text:style-name="P4"><text:span text:style-name="T5">local_rstn</text:span></text:p>
          </draw:text-box>
        </draw:frame>
        <draw:frame draw:style-name="gr6" draw:text-style-name="P6" xml:id="id12" draw:id="id12" draw:layer="layout" svg:width="2.582cm" svg:height="1.271cm" svg:x="11.134cm" svg:y="9.381cm">
          <draw:text-box>
            <text:p text:style-name="P4"><text:span text:style-name="T5">pcie_rstn</text:span></text:p>
          </draw:text-box>
        </draw:frame>
        <draw:frame draw:style-name="gr6" draw:text-style-name="P6" xml:id="id14" draw:id="id14" draw:layer="layout" svg:width="3.03cm" svg:height="1.271cm" svg:x="11.134cm" svg:y="9.881cm">
          <draw:text-box>
            <text:p text:style-name="P4"><text:span text:style-name="T5">pci_exp_rx</text:span></text:p>
          </draw:text-box>
        </draw:frame>
        <draw:frame draw:style-name="gr6" draw:text-style-name="P6" xml:id="id15" draw:id="id15" draw:layer="layout" svg:width="3.03cm" svg:height="1.271cm" svg:x="11.134cm" svg:y="10.381cm">
          <draw:text-box>
            <text:p text:style-name="P4"><text:span text:style-name="T5">pci_exp_tx</text:span></text:p>
          </draw:text-box>
        </draw:frame>
        <draw:frame draw:style-name="gr6" draw:text-style-name="P8" xml:id="id17" draw:id="id17" draw:layer="layout" svg:width="3.03cm" svg:height="1.271cm" svg:x="17.78cm" svg:y="7.825cm">
          <draw:text-box>
            <text:p text:style-name="P7"><text:span text:style-name="T5">ltssm[4:0]</text:span></text:p>
          </draw:text-box>
        </draw:frame>
        <draw:frame draw:style-name="gr6" draw:text-style-name="P8" xml:id="id7" draw:id="id7" draw:layer="layout" svg:width="3.03cm" svg:height="1.271cm" svg:x="17.796cm" svg:y="10.425cm">
          <draw:text-box>
            <text:p text:style-name="P7"><text:span text:style-name="T5">core_clk_out</text:span></text:p>
          </draw:text-box>
        </draw:frame>
        <draw:connector draw:style-name="gr2" draw:text-style-name="P1" draw:layer="layout" draw:line-skew="-0.262cm" svg:x1="23.622cm" svg:y1="14.473cm" svg:x2="25.628cm" svg:y2="11.738cm" draw:start-shape="id5" draw:start-glue-point="1" draw:end-shape="id6" draw:end-glue-point="3" svg:d="M23622 14473h762v-2735h1244" svg:viewBox="0 0 2007 2736">
          <text:p/>
        </draw:connector>
        <draw:frame draw:style-name="gr7" draw:text-style-name="P9" xml:id="id8" draw:id="id8" draw:layer="layout" svg:width="6.35cm" svg:height="1.283cm" svg:x="25.628cm" svg:y="10.297cm">
          <draw:text-box>
            <text:p text:style-name="P4"><text:span text:style-name="T6">control plane clock</text:span></text:p>
          </draw:text-box>
        </draw:frame>
        <draw:frame draw:style-name="gr7" draw:text-style-name="P9" xml:id="id6" draw:id="id6" draw:layer="layout" svg:width="6.35cm" svg:height="1.283cm" svg:x="25.628cm" svg:y="11.097cm">
          <draw:text-box>
            <text:p text:style-name="P4"><text:span text:style-name="T6">control plane reset</text:span></text:p>
          </draw:text-box>
        </draw:frame>
        <draw:connector draw:style-name="gr2" draw:text-style-name="P1" draw:layer="layout" draw:line-skew="1.919cm" svg:x1="20.826cm" svg:y1="11.06cm" svg:x2="25.628cm" svg:y2="10.938cm" draw:start-shape="id7" draw:start-glue-point="1" draw:end-shape="id8" draw:end-glue-point="3" svg:d="M20826 11060h4320v-122h482" svg:viewBox="0 0 4803 123">
          <text:p/>
        </draw:connector>
        <draw:frame draw:style-name="gr7" draw:text-style-name="P9" xml:id="id23" draw:id="id23" draw:layer="layout" svg:width="6.35cm" svg:height="1.283cm" svg:x="25.628cm" svg:y="15.732cm">
          <draw:text-box>
            <text:p text:style-name="P4"><text:span text:style-name="T6">properties interface</text:span></text:p>
          </draw:text-box>
        </draw:frame>
        <draw:frame draw:style-name="gr8" draw:text-style-name="P8" xml:id="id33" draw:id="id33" draw:layer="layout" svg:width="5.08cm" svg:height="0.967cm" svg:x="-0.043cm" svg:y="8.427cm">
          <draw:text-box>
            <text:p text:style-name="P7"><text:span text:style-name="T5">sys0_rstn</text:span></text:p>
          </draw:text-box>
        </draw:frame>
        <draw:frame draw:style-name="gr8" draw:text-style-name="P8" xml:id="id9" draw:id="id9" draw:layer="layout" svg:width="5.08cm" svg:height="0.967cm" svg:x="-0.043cm" svg:y="8.927cm">
          <draw:text-box>
            <text:p text:style-name="P7"><text:span text:style-name="T5">pcie_clk</text:span></text:p>
          </draw:text-box>
        </draw:frame>
        <draw:frame draw:style-name="gr8" draw:text-style-name="P8" xml:id="id11" draw:id="id11" draw:layer="layout" svg:width="5.08cm" svg:height="0.967cm" svg:x="-0.043cm" svg:y="9.427cm">
          <draw:text-box>
            <text:p text:style-name="P7"><text:span text:style-name="T5">pcie_rstn</text:span></text:p>
          </draw:text-box>
        </draw:frame>
        <draw:frame draw:style-name="gr8" draw:text-style-name="P8" xml:id="id13" draw:id="id13" draw:layer="layout" svg:width="5.08cm" svg:height="0.967cm" svg:x="-0.043cm" svg:y="9.927cm">
          <draw:text-box>
            <text:p text:style-name="P7"><text:span text:style-name="T5">pcierx[3:0]</text:span></text:p>
          </draw:text-box>
        </draw:frame>
        <draw:frame draw:style-name="gr8" draw:text-style-name="P8" xml:id="id16" draw:id="id16" draw:layer="layout" svg:width="5.08cm" svg:height="0.967cm" svg:x="-0.043cm" svg:y="10.427cm">
          <draw:text-box>
            <text:p text:style-name="P7"><text:span text:style-name="T5">pcietx[3:0]</text:span></text:p>
          </draw:text-box>
        </draw:frame>
        <draw:frame draw:style-name="gr8" draw:text-style-name="P8" xml:id="id26" draw:id="id26" draw:layer="layout" svg:width="5.08cm" svg:height="0.967cm" svg:x="-0.043cm" svg:y="10.927cm">
          <draw:text-box>
            <text:p text:style-name="P7"><text:span text:style-name="T5">led[7]</text:span></text:p>
          </draw:text-box>
        </draw:frame>
        <draw:frame draw:style-name="gr8" draw:text-style-name="P8" xml:id="id29" draw:id="id29" draw:layer="layout" svg:width="5.08cm" svg:height="0.967cm" svg:x="-0.043cm" svg:y="12.427cm">
          <draw:text-box>
            <text:p text:style-name="P7"><text:span text:style-name="T5">hsmc_a_psntn</text:span></text:p>
          </draw:text-box>
        </draw:frame>
        <draw:frame draw:style-name="gr8" draw:text-style-name="P8" xml:id="id30" draw:id="id30" draw:layer="layout" svg:width="5.08cm" svg:height="0.967cm" svg:x="-0.043cm" svg:y="12.927cm">
          <draw:text-box>
            <text:p text:style-name="P7"><text:span text:style-name="T5">hsmc_b_psntn</text:span></text:p>
          </draw:text-box>
        </draw:frame>
        <draw:connector draw:style-name="gr2" draw:text-style-name="P1" draw:layer="layout" draw:line-skew="-0.644cm" svg:x1="5.037cm" svg:y1="9.41cm" svg:x2="11.134cm" svg:y2="9.516cm" draw:start-shape="id9" draw:end-shape="id10" draw:end-glue-point="3" svg:d="M5037 9410h2405v106h3692" svg:viewBox="0 0 6098 107">
          <text:p/>
        </draw:connector>
        <draw:connector draw:style-name="gr2" draw:text-style-name="P1" draw:layer="layout" draw:line-skew="0.804cm" svg:x1="5.037cm" svg:y1="9.91cm" svg:x2="11.134cm" svg:y2="10.016cm" draw:start-shape="id11" draw:start-glue-point="1" draw:end-shape="id12" draw:end-glue-point="3" svg:d="M5037 9910h3853v106h2244" svg:viewBox="0 0 6098 107">
          <text:p/>
        </draw:connector>
        <draw:connector draw:style-name="gr2" draw:text-style-name="P1" draw:layer="layout" draw:line-skew="-0.136cm" svg:x1="5.037cm" svg:y1="10.41cm" svg:x2="11.134cm" svg:y2="10.516cm" draw:start-shape="id13" draw:start-glue-point="1" draw:end-shape="id14" draw:end-glue-point="3" svg:d="M5037 10410h2913v106h3184" svg:viewBox="0 0 6098 107">
          <text:p/>
        </draw:connector>
        <draw:connector draw:style-name="gr2" draw:text-style-name="P1" draw:layer="layout" draw:line-skew="0.118cm" svg:x1="11.134cm" svg:y1="11.016cm" svg:x2="5.037cm" svg:y2="10.91cm" draw:start-shape="id15" draw:start-glue-point="3" draw:end-shape="id16" draw:end-glue-point="1" svg:d="M11134 11016h-2930v-106h-3167" svg:viewBox="0 0 6098 107">
          <text:p/>
        </draw:connector>
        <draw:frame draw:style-name="gr8" draw:text-style-name="P8" xml:id="id32" draw:id="id32" draw:layer="layout" svg:width="5.08cm" svg:height="0.967cm" svg:x="-0.043cm" svg:y="11.427cm">
          <draw:text-box>
            <text:p text:style-name="P7"><text:span text:style-name="T5">led[6:1]</text:span></text:p>
          </draw:text-box>
        </draw:frame>
        <draw:frame draw:style-name="gr8" draw:text-style-name="P8" xml:id="id20" draw:id="id20" draw:layer="layout" svg:width="5.08cm" svg:height="0.967cm" svg:x="-0.043cm" svg:y="11.927cm">
          <draw:text-box>
            <text:p text:style-name="P7"><text:span text:style-name="T5">led[0]</text:span></text:p>
          </draw:text-box>
        </draw:frame>
        <draw:g>
          <draw:custom-shape draw:style-name="gr9" draw:text-style-name="P1" draw:layer="layout" svg:width="0.763cm" svg:height="0.763cm" draw:transform="rotate (-1.5707963267949) translate (23.505cm 8.3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0.253cm" svg:height="0.254cm" draw:transform="rotate (-1.5707963267949) translate (23.759cm 8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svg:x1="20.81cm" svg:y1="8.46cm" svg:x2="21.73cm" svg:y2="8.51cm" draw:start-shape="id17" draw:start-glue-point="1" draw:end-shape="id18" draw:end-glue-point="3" svg:d="M20810 8460h439v50h481" svg:viewBox="0 0 921 51">
          <text:p/>
        </draw:connector>
        <draw:connector draw:style-name="gr11" draw:text-style-name="P1" xml:id="id19" draw:id="id19" draw:layer="layout" draw:line-skew="0.991cm" svg:x1="23.869cm" svg:y1="8.51cm" svg:x2="13.288cm" svg:y2="1.852cm" draw:start-shape="id18" draw:start-glue-point="1" svg:d="M23869 8510h1531v-6658h-12112" svg:viewBox="0 0 12113 6659">
          <text:p/>
        </draw:connector>
        <draw:connector draw:style-name="gr2" draw:text-style-name="P1" draw:layer="layout" draw:line-skew="-2.812cm" svg:x1="13.288cm" svg:y1="1.852cm" svg:x2="5.037cm" svg:y2="12.41cm" draw:start-shape="id19" draw:start-glue-point="3" draw:end-shape="id20" draw:end-glue-point="1" svg:d="M13288 1852h-6938v10558h-1313" svg:viewBox="0 0 8252 10559">
          <text:p/>
        </draw:connector>
        <draw:connector draw:style-name="gr12" draw:text-style-name="P1" xml:id="id31" draw:id="id31" draw:layer="layout" svg:x1="25.628cm" svg:y1="16.575cm" svg:x2="23.252cm" svg:y2="17.257cm" svg:d="M25628 16575h-1188v682h-1188" svg:viewBox="0 0 2377 683">
          <text:p/>
        </draw:connector>
        <draw:connector draw:style-name="gr2" draw:text-style-name="P1" draw:layer="layout" svg:x1="17.223cm" svg:y1="16.254cm" svg:x2="25.628cm" svg:y2="16.174cm" draw:start-shape="id21" draw:start-glue-point="1" svg:d="M17223 16254h4453v-80h3952" svg:viewBox="0 0 8406 81">
          <text:p/>
        </draw:connector>
        <draw:connector draw:style-name="gr2" draw:text-style-name="P1" draw:layer="layout" svg:x1="19.255cm" svg:y1="16.773cm" svg:x2="25.628cm" svg:y2="16.373cm" draw:start-shape="id22" draw:start-glue-point="1" draw:end-shape="id23" draw:end-glue-point="3" svg:d="M19255 16773h3187v-400h3186" svg:viewBox="0 0 6374 401">
          <text:p/>
        </draw:connector>
        <draw:connector draw:style-name="gr2" draw:text-style-name="P1" draw:layer="layout" draw:line-skew="-0.104cm" svg:x1="20.826cm" svg:y1="11.06cm" svg:x2="21.844cm" svg:y2="10.01cm" draw:start-shape="id7" draw:start-glue-point="1" draw:end-shape="id24" draw:end-glue-point="3" svg:d="M20826 11060h384v-1050h634" svg:viewBox="0 0 1019 1051">
          <text:p/>
        </draw:connector>
        <draw:connector draw:style-name="gr2" draw:text-style-name="P1" draw:layer="layout" draw:line-skew="-8.27cm" svg:x1="23.695cm" svg:y1="1.587cm" svg:x2="5.037cm" svg:y2="11.41cm" draw:start-shape="id25" draw:start-glue-point="3" draw:end-shape="id26" draw:end-glue-point="1" svg:d="M23695 1587h-17599v9823h-1059" svg:viewBox="0 0 18659 9824">
          <text:p/>
        </draw:connector>
        <draw:connector draw:style-name="gr11" draw:text-style-name="P1" xml:id="id25" draw:id="id25" draw:layer="layout" draw:line-skew="1.319cm" svg:x1="23.769cm" svg:y1="10.01cm" svg:x2="23.695cm" svg:y2="1.587cm" draw:start-shape="id24" draw:start-glue-point="1" svg:d="M23769 10010h1859v-8423h-1933" svg:viewBox="0 0 1934 8424">
          <text:p/>
        </draw:connector>
        <draw:custom-shape draw:style-name="gr13" draw:text-style-name="P10" xml:id="id24" draw:id="id24" draw:layer="layout" svg:width="1.925cm" svg:height="1.269cm" svg:x="21.844cm" svg:y="9.376cm">
          <text:p text:style-name="P1"><text:span text:style-name="T7">➗</text:span><text:span text:style-name="T7">(</text:span><text:span text:style-name="T8">2</text:span><text:span text:style-name="T9">25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xml:id="id28" draw:id="id28" draw:layer="layout" svg:width="6.35cm" svg:height="1.283cm" svg:x="25.628cm" svg:y="0.097cm">
          <draw:text-box>
            <text:p text:style-name="P4"><text:span text:style-name="T6">timebase port's clk</text:span></text:p>
          </draw:text-box>
        </draw:frame>
        <draw:connector draw:style-name="gr2" draw:text-style-name="P1" draw:layer="layout" draw:line-skew="-9.491cm" svg:x1="5.037cm" svg:y1="8.411cm" svg:x2="25.628cm" svg:y2="0.738cm" draw:start-shape="id27" draw:start-glue-point="1" draw:end-shape="id28" draw:end-glue-point="3" svg:d="M5037 8411h805v-7673h19786" svg:viewBox="0 0 20592 7674">
          <text:p/>
        </draw:connector>
        <draw:g xml:id="id21" draw:id="id21">
          <draw:custom-shape draw:style-name="gr9" draw:text-style-name="P1" draw:layer="layout" svg:width="0.761cm" svg:height="0.763cm" draw:transform="rotate (-1.5707963267949) translate (16.969cm 15.8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0.255cm" svg:height="0.254cm" draw:transform="rotate (-1.5707963267949) translate (17.223cm 16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9" draw:text-style-name="P1" draw:layer="layout" svg:width="0.763cm" svg:height="0.763cm" draw:transform="rotate (-1.5707963267949) translate (19.001cm 16.3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0.253cm" svg:height="0.254cm" draw:transform="rotate (-1.5707963267949) translate (19.255cm 16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" draw:layer="layout" draw:line-skew="-4.525cm" svg:x1="16.206cm" svg:y1="16.254cm" svg:x2="5.037cm" svg:y2="12.91cm" draw:start-shape="id21" draw:start-glue-point="3" draw:end-shape="id29" draw:end-glue-point="1" svg:d="M16206 16254h-10110v-3344h-1059" svg:viewBox="0 0 11170 3345">
          <text:p/>
        </draw:connector>
        <draw:connector draw:style-name="gr11" draw:text-style-name="P1" draw:layer="layout" draw:line-skew="-5.795cm" svg:x1="18.238cm" svg:y1="16.773cm" svg:x2="5.037cm" svg:y2="13.41cm" draw:start-shape="id22" draw:start-glue-point="3" draw:end-shape="id30" draw:end-glue-point="1" svg:d="M18238 16773h-12396v-3363h-805" svg:viewBox="0 0 13202 3364">
          <text:p/>
        </draw:connector>
        <draw:connector draw:style-name="gr2" draw:text-style-name="P1" draw:layer="layout" draw:line-skew="-7.585cm" svg:x1="23.252cm" svg:y1="17.257cm" svg:x2="5.037cm" svg:y2="11.91cm" draw:start-shape="id31" draw:start-glue-point="3" draw:end-shape="id32" draw:end-glue-point="1" svg:d="M23252 17257h-16693v-5347h-1522" svg:viewBox="0 0 18216 5348">
          <text:p/>
        </draw:connector>
        <draw:custom-shape draw:style-name="gr14" draw:text-style-name="P2" draw:layer="layout" svg:width="0.508cm" svg:height="0.508cm" svg:x="1.27cm" svg:y="18.404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9.144cm" svg:height="1.283cm" svg:x="2.078cm" svg:y="18.276cm">
          <draw:text-box>
            <text:p text:style-name="P4"><text:span text:style-name="T10">stratix4 primitive code</text:span></text:p>
          </draw:text-box>
        </draw:frame>
        <draw:frame draw:style-name="gr15" draw:text-style-name="P11" draw:layer="layout" svg:width="5.98cm" svg:height="1.505cm" svg:x="0.524cm" svg:y="6.537cm">
          <draw:text-box>
            <text:p text:style-name="P4"><text:span text:style-name="T10">Signals to/from</text:span></text:p>
            <text:p text:style-name="P4"><text:span text:style-name="T10">external FPGA pins</text:span></text:p>
          </draw:text-box>
        </draw:frame>
        <draw:frame draw:style-name="gr8" draw:text-style-name="P8" xml:id="id27" draw:id="id27" draw:layer="layout" svg:width="5.08cm" svg:height="0.967cm" svg:x="-0.043cm" svg:y="7.928cm">
          <draw:text-box>
            <text:p text:style-name="P7"><text:span text:style-name="T5">sys0_clk</text:span></text:p>
          </draw:text-box>
        </draw:frame>
        <draw:connector draw:style-name="gr2" draw:text-style-name="P1" draw:layer="layout" draw:line-skew="1.312cm" svg:x1="5.037cm" svg:y1="8.91cm" svg:x2="11.134cm" svg:y2="9.017cm" draw:start-shape="id33" draw:start-glue-point="1" draw:end-shape="id34" draw:end-glue-point="3" svg:d="M5037 8910h4361v107h1736" svg:viewBox="0 0 6098 108">
          <text:p/>
        </draw:connector>
        <draw:custom-shape draw:style-name="gr16" draw:text-style-name="P12" xml:id="id18" draw:id="id18" draw:layer="layout" svg:width="2.139cm" svg:height="1.269cm" svg:x="21.73cm" svg:y="7.876cm">
          <text:p text:style-name="P12"><text:span text:style-name="T11">comp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35" draw:id="id35" draw:layer="layout" svg:width="1.786cm" svg:height="0.75cm" svg:x="21.883cm" svg:y="6.376cm">
          <text:p text:style-name="P1"><text:span text:style-name="T2">4'b01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svg:x1="22.776cm" svg:y1="7.126cm" svg:x2="22.799cm" svg:y2="7.876cm" draw:start-shape="id35" draw:start-glue-point="2" draw:end-shape="id18" draw:end-glue-point="0" svg:d="M22776 7126v355h23v395" svg:viewBox="0 0 24 751">
          <text:p/>
        </draw:connector>
        <draw:connector draw:style-name="gr11" draw:text-style-name="P1" draw:layer="layout" draw:line-skew="0.543cm" svg:x1="5.037cm" svg:y1="8.411cm" svg:x2="7.634cm" svg:y2="7.384cm" draw:start-shape="id27" draw:start-glue-point="1" draw:end-shape="id36" draw:end-glue-point="3" svg:d="M5037 8411h1821v-1027h776" svg:viewBox="0 0 2598 1028">
          <text:p/>
        </draw:connector>
        <draw:frame draw:style-name="gr6" draw:text-style-name="P6" xml:id="id2" draw:id="id2" draw:layer="layout" svg:width="4.304cm" svg:height="1.271cm" svg:x="11.134cm" svg:y="7.883cm">
          <draw:text-box>
            <text:p text:style-name="P4"><text:span text:style-name="T5">fixedclk_serdes</text:span></text:p>
          </draw:text-box>
        </draw:frame>
        <draw:frame draw:style-name="gr6" draw:text-style-name="P6" xml:id="id4" draw:id="id4" draw:layer="layout" svg:width="4.304cm" svg:height="1.271cm" svg:x="11.134cm" svg:y="7.384cm">
          <draw:text-box>
            <text:p text:style-name="P4"><text:span text:style-name="T5">reconfig_clk</text:span></text:p>
          </draw:text-box>
        </draw:frame>
        <draw:frame draw:style-name="gr19" draw:text-style-name="P8" xml:id="id37" draw:id="id37" draw:layer="layout" svg:width="4.76cm" svg:height="1.269cm" svg:x="16.05cm" svg:y="11.86cm">
          <draw:text-box>
            <text:p text:style-name="P7"><text:span text:style-name="T5">&lt;various signals&gt;</text:span></text:p>
          </draw:text-box>
        </draw:frame>
        <draw:frame draw:style-name="gr7" draw:text-style-name="P9" xml:id="id38" draw:id="id38" draw:layer="layout" svg:width="6.35cm" svg:height="1.283cm" svg:x="25.628cm" svg:y="11.898cm">
          <draw:text-box>
            <text:p text:style-name="P4"><text:span text:style-name="T6">data plane</text:span></text:p>
          </draw:text-box>
        </draw:frame>
        <draw:connector draw:style-name="gr20" draw:text-style-name="P1" draw:layer="layout" svg:x1="20.81cm" svg:y1="12.494cm" svg:x2="25.628cm" svg:y2="12.539cm" draw:start-shape="id37" draw:start-glue-point="1" draw:end-shape="id38" draw:end-glue-point="3" svg:d="M20810 12494h2409v45h2409" svg:viewBox="0 0 4819 46">
          <text:p/>
        </draw:connector>
        <draw:custom-shape draw:style-name="gr21" draw:text-style-name="P13" xml:id="id5" draw:id="id5" draw:layer="layout" svg:width="2.794cm" svg:height="0.912cm" svg:x="20.828cm" svg:y="14.017cm">
          <text:p text:style-name="P13"><text:span text:style-name="T3">reset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svg:x1="20.828cm" svg:y1="14.473cm" svg:x2="12.024cm" svg:y2="14.07cm" draw:start-shape="id5" draw:start-glue-point="3" draw:end-shape="id39" draw:end-glue-point="7" svg:d="M20828 14473h-4421v-403h-4383" svg:viewBox="0 0 8805 404">
          <text:p/>
        </draw:connector>
        <draw:connector draw:style-name="gr2" draw:text-style-name="P1" draw:layer="layout" draw:line-skew="0.61cm" svg:x1="5.037cm" svg:y1="9.91cm" svg:x2="11.524cm" svg:y2="14.128cm" draw:start-shape="id11" draw:start-glue-point="1" draw:end-shape="id40" draw:end-glue-point="3" svg:d="M5037 9910h3853v4218h2634" svg:viewBox="0 0 6488 4219">
          <text:p/>
        </draw:connector>
        <draw:custom-shape draw:style-name="gr23" draw:text-style-name="P1" xml:id="id40" draw:id="id40" draw:layer="layout" svg:width="0.254cm" svg:height="0.252cm" svg:x="11.524cm" svg:y="14.0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41" draw:id="id41" draw:layer="layout" svg:width="0.254cm" svg:height="0.252cm" svg:x="11.524cm" svg:y="13.90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118cm" svg:x1="5.037cm" svg:y1="8.91cm" svg:x2="11.524cm" svg:y2="14.028cm" draw:start-shape="id33" draw:start-glue-point="1" draw:end-shape="id41" draw:end-glue-point="3" svg:d="M5037 8910h4361v5118h2126" svg:viewBox="0 0 6488 5119">
          <text:p/>
        </draw:connector>
        <draw:custom-shape draw:style-name="gr24" draw:text-style-name="P1" xml:id="id39" draw:id="id39" draw:layer="layout" svg:width="0.508cm" svg:height="0.508cm" svg:x="11.516cm" svg:y="13.81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6" draw:text-style-name="P6" xml:id="id46" draw:id="id46" draw:layer="layout" svg:width="3.03cm" svg:height="1.271cm" svg:x="11.134cm" svg:y="10.882cm">
          <draw:text-box>
            <text:p text:style-name="P4"><text:span text:style-name="T5">npor</text:span></text:p>
          </draw:text-box>
        </draw:frame>
        <draw:frame draw:style-name="gr19" draw:text-style-name="P8" xml:id="id43" draw:id="id43" draw:layer="layout" svg:width="4.76cm" svg:height="1.269cm" svg:x="16.05cm" svg:y="12.361cm">
          <draw:text-box>
            <text:p text:style-name="P7"><text:span text:style-name="T5">rc_pll_locked</text:span></text:p>
          </draw:text-box>
        </draw:frame>
        <draw:custom-shape draw:style-name="gr23" draw:text-style-name="P1" xml:id="id42" draw:id="id42" draw:layer="layout" svg:width="0.254cm" svg:height="0.252cm" svg:x="13.025cm" svg:y="14.6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44" draw:id="id44" draw:layer="layout" svg:width="0.254cm" svg:height="0.252cm" svg:x="13.025cm" svg:y="14.503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367cm" svg:x1="12.024cm" svg:y1="14.07cm" svg:x2="13.025cm" svg:y2="14.729cm" draw:start-shape="id39" draw:start-glue-point="7" draw:end-shape="id42" draw:end-glue-point="3" svg:d="M12024 14070h134v659h867" svg:viewBox="0 0 1002 660">
          <text:p/>
        </draw:connector>
        <draw:connector draw:style-name="gr2" draw:text-style-name="P1" draw:layer="layout" draw:line-skew="-0.18cm -1.54cm" svg:x1="20.81cm" svg:y1="12.995cm" svg:x2="13.025cm" svg:y2="14.629cm" draw:start-shape="id43" draw:start-glue-point="1" draw:end-shape="id44" draw:end-glue-point="3" svg:d="M20810 12995h320v721h-8606v913h501" svg:viewBox="0 0 8607 1635">
          <text:p/>
        </draw:connector>
        <draw:connector draw:style-name="gr2" draw:text-style-name="P1" draw:layer="layout" draw:line-skew="-0.311cm 1.955cm" svg:x1="13.525cm" svg:y1="14.671cm" svg:x2="11.134cm" svg:y2="11.517cm" draw:start-shape="id45" draw:start-glue-point="7" draw:end-shape="id46" draw:end-glue-point="3" svg:d="M13525 14671h191v569h-3082v-3723h500" svg:viewBox="0 0 3083 3724">
          <text:p/>
        </draw:connector>
        <draw:custom-shape draw:style-name="gr24" draw:text-style-name="P1" xml:id="id45" draw:id="id45" draw:layer="layout" svg:width="0.508cm" svg:height="0.508cm" svg:x="13.017cm" svg:y="14.41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5" draw:text-style-name="P5" draw:layer="layout" svg:width="3.24cm" svg:height="1.651cm" svg:x="21.291cm" svg:y="4.672cm">
          <text:p text:style-name="P4"><text:span text:style-name="T3">Transceiver</text:span></text:p>
          <text:p text:style-name="P4"><text:span text:style-name="T3">PHY IP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3.24cm" svg:height="1.651cm" svg:x="21.291cm" svg:y="2.667cm">
          <text:p text:style-name="P4"><text:span text:style-name="T3">Transceiver</text:span></text:p>
          <text:p text:style-name="P4"><text:span text:style-name="T3">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0.49cm" svg:height="0.508cm" svg:x="1.268cm" svg:y="17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9.144cm" svg:height="1.283cm" svg:x="2.058cm" svg:y="17.476cm">
          <draw:text-box>
            <text:p text:style-name="P4"><text:span text:style-name="T10">Vendor-supplied IP core</text:span></text:p>
          </draw:text-box>
        </draw:frame>
        <draw:g>
          <draw:custom-shape draw:style-name="gr3" draw:text-style-name="P3" draw:layer="layout" svg:width="1.524cm" svg:height="0.381cm" svg:x="7.888cm" svg:y="5.104cm">
            <text:p text:style-name="P3"><text:span text:style-name="T2">P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524cm" svg:height="0.381cm" svg:x="7.888cm" svg:y="5.485cm">
            <text:p text:style-name="P3"><text:span text:style-name="T2">P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2.139cm" svg:height="1.269cm" svg:x="7.634cm" svg:y="4.85cm">
            <text:p text:style-name="P3"><text:span text:style-name="T2">alt</text:span></text:p>
            <text:p text:style-name="P3"><text:span text:style-name="T2">reconfi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" draw:layer="layout" svg:width="0.145cm" svg:height="0.152cm" svg:x="21.142cm" svg:y="10.97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7" draw:text-style-name="P1" draw:layer="layout" svg:width="0.145cm" svg:height="0.152cm" svg:x="8.825cm" svg:y="9.94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7" draw:text-style-name="P1" draw:layer="layout" svg:width="0.145cm" svg:height="0.152cm" svg:x="9.326cm" svg:y="8.94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7" draw:text-style-name="P1" draw:layer="layout" svg:width="0.145cm" svg:height="0.152cm" svg:x="5.771cm" svg:y="8.34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7" draw:text-style-name="P1" draw:layer="layout" svg:width="0.145cm" svg:height="0.152cm" svg:x="12.093cm" svg:y="13.99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5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5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116cm" svg:x="1cm" svg:y="3.362cm"/>
      <draw:page-thumbnail draw:layer="backgroundobjects" svg:width="9.294cm" svg:height="5.116cm" svg:x="1cm" svg:y="11.41cm"/>
      <draw:page-thumbnail draw:layer="backgroundobjects" svg:width="9.294cm" svg:height="5.116cm" svg:x="1cm" svg:y="19.458cm"/>
      <draw:page-thumbnail draw:layer="backgroundobjects" svg:width="9.294cm" svg:height="5.116cm" svg:x="11.295cm" svg:y="3.362cm"/>
      <draw:page-thumbnail draw:layer="backgroundobjects" svg:width="9.294cm" svg:height="5.116cm" svg:x="11.295cm" svg:y="11.41cm"/>
      <draw:page-thumbnail draw:layer="backgroundobjects" svg:width="9.294cm" svg:height="5.116cm" svg:x="11.295cm" svg:y="19.458cm"/>
    </style:handout-master>
    <style:master-page style:name="Default" style:page-layout-name="PM1" draw:style-name="Mdp1">
      <draw:frame presentation:style-name="Default-title" draw:layer="backgroundobjects" svg:width="34.335cm" svg:height="3.508cm" svg:x="1.9cm" svg:y="0.833cm" presentation:class="title" presentation:placeholder="true">
        <draw:text-box/>
      </draw:frame>
      <draw:frame presentation:style-name="Default-outline1" draw:layer="backgroundobjects" svg:width="34.335cm" svg:height="12.182cm" svg:x="1.9cm" svg:y="4.913cm" presentation:class="outline" presentation:placeholder="true">
        <draw:text-box/>
      </draw:frame>
      <draw:frame presentation:style-name="Mpr1" draw:text-style-name="MP1" draw:layer="backgroundobjects" svg:width="8.888cm" svg:height="1.448cm" svg:x="1.9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93cm" svg:height="1.448cm" svg:x="13.042cm" svg:y="19.1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88cm" svg:height="1.448cm" svg:x="27.34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s (GEON)</meta:initial-creator>
    <meta:creation-date>2017-02-21T16:09:42.661406946</meta:creation-date>
    <dc:date>2017-02-27T18:32:39.669145833</dc:date>
    <dc:creator>Davis (GEON)</dc:creator>
    <meta:editing-duration>PT4H58M1S</meta:editing-duration>
    <meta:editing-cycles>22</meta:editing-cycles>
    <meta:generator>LibreOffice/4.3.7.2$Linux_X86_64 LibreOffice_project/430$Build-2</meta:generator>
    <meta:document-statistic meta:object-count="123"/>
  </office:meta>
</office:document-meta>
</file>